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31/08/2021</text:span></text:p>
      <text:p text:style-name="P9"/>
      <text:p text:style-name="P10">RECIBI CONFORME</text:p>
      <text:p text:style-name="P9"/>
      <text:p text:style-name="P11">CLIENTE: VARGAS CHUQUIYAURIE CELIA LUZMILA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NEGR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VARGAS CHUQUIYAURIE CELIA LUZMIL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1T13:07:2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